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margin-top="0.847cm" fo:margin-bottom="0cm" loext:contextual-spacing="false" style:page-number="auto"/>
    </style:style>
    <style:style style:name="P2" style:family="paragraph" style:parent-style-name="Standard_20__28_user_29_">
      <style:paragraph-properties fo:margin-left="1.27cm" fo:margin-right="0cm" fo:text-indent="0.064cm" style:auto-text-indent="false"/>
    </style:style>
    <style:style style:name="P3" style:family="paragraph" style:parent-style-name="Standard_20__28_user_29_">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Standard_20__28_user_29_">
      <style:paragraph-properties fo:margin-left="0cm" fo:margin-right="0cm" fo:text-indent="1.27cm" style:auto-text-indent="false"/>
    </style:style>
    <style:style style:name="P6" style:family="paragraph" style:parent-style-name="Standard_20__28_user_29_">
      <style:paragraph-properties fo:margin-left="1.27cm" fo:margin-right="0cm" fo:text-indent="1.27cm" style:auto-text-indent="false"/>
    </style:style>
    <style:style style:name="P7" style:family="paragraph" style:parent-style-name="Standard_20__28_user_29_">
      <style:paragraph-properties fo:margin-left="2.54cm" fo:margin-right="0cm" fo:text-indent="0.064cm" style:auto-text-indent="false"/>
    </style:style>
    <style:style style:name="P8" style:family="paragraph" style:parent-style-name="Standard_20__28_user_29_">
      <style:paragraph-properties fo:margin-top="0cm" fo:margin-bottom="0.353cm" loext:contextual-spacing="false"/>
    </style:style>
    <style:style style:name="P9" style:family="paragraph" style:parent-style-name="List_20_Paragraph" style:list-style-name="WWNum1"/>
    <style:style style:name="P10" style:family="paragraph" style:parent-style-name="List_20_Paragraph">
      <style:paragraph-properties fo:text-align="justify" style:justify-single-word="false"/>
    </style:style>
    <style:style style:name="P11" style:family="paragraph" style:parent-style-name="List_20_Paragraph" style:list-style-name="WWNum3"/>
    <style:style style:name="P12" style:family="paragraph" style:parent-style-name="List_20_Paragraph" style:list-style-name="WWNum4"/>
    <style:style style:name="P13" style:family="paragraph" style:parent-style-name="List_20_Paragraph">
      <style:text-properties officeooo:paragraph-rsid="001ea80a"/>
    </style:style>
    <style:style style:name="P14" style:family="paragraph" style:parent-style-name="List_20_Paragraph">
      <style:paragraph-properties fo:margin-left="1.27cm" fo:margin-right="0cm" fo:text-indent="0cm" style:auto-text-indent="false"/>
    </style:style>
    <style:style style:name="P15" style:family="paragraph" style:parent-style-name="List_20_Paragraph">
      <style:paragraph-properties fo:margin-left="2.54cm" fo:margin-right="0cm" fo:text-indent="0cm" style:auto-text-indent="false"/>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list-style-name="WWNum2">
      <style:paragraph-properties fo:margin-left="3.175cm" fo:margin-right="0cm" fo:text-indent="-0.635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HTML_20_Preformatted">
      <loext:graphic-properties draw:fill="solid" draw:fill-color="#ffffff"/>
      <style:paragraph-properties fo:background-color="#ffffff" style:vertical-align="baseline"/>
    </style:style>
    <style:style style:name="P22"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3" style:family="paragraph" style:parent-style-name="HTML_20_Preformatted">
      <loext:graphic-properties draw:fill="solid" draw:fill-color="#ffffff"/>
      <style:paragraph-properties fo:background-color="#ffffff" style:vertical-align="baseline"/>
      <style:text-properties style:font-name="Calibri1"/>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1" fo:font-size="10.5pt" style:font-size-asian="10.5pt" style:font-size-complex="10.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size="15pt" officeooo:rsid="00222871"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1bf2a5"/>
    </style:style>
    <style:style style:name="T12" style:family="text">
      <style:text-properties officeooo:rsid="001c5e7d"/>
    </style:style>
    <style:style style:name="T13" style:family="text">
      <style:text-properties officeooo:rsid="001cd0ff"/>
    </style:style>
    <style:style style:name="T14" style:family="text">
      <style:text-properties officeooo:rsid="001ea80a"/>
    </style:style>
    <style:style style:name="T15" style:family="text">
      <style:text-properties style:font-name="Calibri1"/>
    </style:style>
    <style:style style:name="T16" style:family="text">
      <style:text-properties style:font-name="Calibri1" officeooo:rsid="001ea80a"/>
    </style:style>
    <style:style style:name="T17" style:family="text">
      <style:text-properties officeooo:rsid="00222871"/>
    </style:style>
    <style:style style:name="T18" style:family="text">
      <style:text-properties officeooo:rsid="002522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s on variables expressions and statements</text:h>
      <text:list xml:id="list1501352708" text:style-name="WWNum1">
        <text:list-item>
          <text:p text:style-name="P9">Take the input from the user for(Total number of people,Number of seats for bus. Based on two inputs</text:p>
        </text:list-item>
      </text:list>
      <text:p text:style-name="P2"><text:bookmark-start text:name="__DdeLink__1223_1269099293"/>Decide <text:bookmark-end text:name="__DdeLink__1223_1269099293"/>how many number of buses required</text:p>
      <text:p text:style-name="P14">2.take temperature from the user and convert foreign heat -&gt; Celsius.</text:p>
      <text:p text:style-name="P14">3.take temperature from the user and convert Celsius → foreign heat.</text:p>
      <text:p text:style-name="P14">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14">5.Take the distance in km</text:p>
      <text:p text:style-name="Standard_20__28_user_29_"><text:s text:c="4"/><text:tab/>Show that in cm, meters, in milli meters, cents, feets</text:p>
      <text:p text:style-name="P14">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Standard_20__28_user_29_"><text:span text:style-name="T1">Use: 2\u00b3</text:span></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2">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11">19. </text:span>write a program to chcek given substring is there in actual string or not?</text:p>
      <text:p text:style-name="P15">example: act="python is a pure object oriented programing language"</text:p>
      <text:p text:style-name="P15">check whether “pure” is there in act or not.</text:p>
      <text:p text:style-name="P15">Note: Use in operator</text:p>
      <text:p text:style-name="List_20_Paragraph"><text:span text:style-name="T11">20. </text:span>Take three numbers from the user and decide which is big</text:p>
      <text:p text:style-name="List_20_Paragraph"><text:s/><text:span text:style-name="T12">21. </text:span>Take age and gender from the user and decide whether he is eligible for <text:tab/>marriage in India or not.</text:p>
      <text:p text:style-name="P15">Age criteria: men age&gt;22, women&gt;18</text:p>
      <text:p text:style-name="List_20_Paragraph"><text:span text:style-name="T12">22. </text:span>Take an age <text:s/>and gender from the user: and mention that what he/she can <text:tab/>do in india.</text:p>
      <text:p text:style-name="P3"><text:tab/>"""</text:p>
      <text:p text:style-name="Standard_20__28_user_29_"><text:tab/><text:tab/>conditions</text:p>
      <text:p text:style-name="P4">1. Theatre: 5 for men 7 for women</text:p>
      <text:p text:style-name="P3"><text:soft-page-break/><text:s text:c="4"/><text:tab/>2. Voting system: 18 for men and women</text:p>
      <text:p text:style-name="P3"><text:s text:c="4"/><text:tab/>3. Marriage in india: 23 for men and for women &gt;21</text:p>
      <text:p text:style-name="P3"><text:s text:c="4"/><text:tab/>4. For govt jobs: (min:18, max:32) <text:s/>for men and (min:18, max:34) for <text:tab/>women</text:p>
      <text:p text:style-name="P3"><text:s text:c="3"/><text:tab/> <text:tab/>5. For driving licence: (min:18, max:60) for men and women</text:p>
      <text:p text:style-name="P3"><text:tab/>Eligibility:</text:p>
      <text:p text:style-name="P3"><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3"><text:s text:c="3"/><text:tab/></text:p>
      <text:p text:style-name="Standard_20__28_user_29_"><text:span text:style-name="T13">23. </text:span>operating systems:</text:p>
      <text:p text:style-name="P3"><text:tab/>1.windows</text:p>
      <text:p text:style-name="P3"><text:tab/>2.android</text:p>
      <text:p text:style-name="P3"><text:tab/>3.mac</text:p>
      <text:p text:style-name="P3">Enter an option:</text:p>
      <text:p text:style-name="P3"/>
      <text:p text:style-name="P3">If the user enters 1 then show "Goto first floor and buy windows laptop or mobile"</text:p>
      <text:p text:style-name="P3">If the user enters 2 then show "Goto second floor and buy adroid mobiles"</text:p>
      <text:p text:style-name="P3"><text:soft-page-break/>If the user enters 3 then show "Goto third floor and buy mac laptop or iphones"</text:p>
      <text:p text:style-name="P3">If the user enters other than 1 or 2 or 3 then show "There is only three floors, please select 1 or 2 or 3"</text:p>
      <text:p text:style-name="P18"><text:span text:style-name="T14">24.</text:span>Given an age, figure out whether someone's a baby, toddler, child, teenager, adult or old codger.</text:p>
      <text:p text:style-name="P18"><text:span text:style-name="T14">24.</text:span>Take two number a,b from the user and check whether a is divisible by b or not</text:p>
      <text:h text:style-name="Heading_20_1" text:outline-level="1">looping statements</text:h>
      <text:p text:style-name="Standard_20__28_user_29_"/>
      <text:p text:style-name="List_20_Paragraph"><text:span text:style-name="T14">25. </text:span>take a number from the user and check whether it is prime?</text:p>
      <text:p text:style-name="List_20_Paragraph"><text:span text:style-name="T14">26. </text:span>take a string from the user and check contains only digits or not?</text:p>
      <text:p text:style-name="List_20_Paragraph"><text:span text:style-name="T14">27. </text:span>take a string from the user and check contains only <text:s/>alphabets or not?</text:p>
      <text:p text:style-name="List_20_Paragraph"><text:span text:style-name="T14">28. </text:span>take a string from the user and check contains only <text:s/>special chars or not?</text:p>
      <text:p text:style-name="List_20_Paragraph"><text:span text:style-name="T14">29.</text:span>take a string from the user and check contains only <text:s/>capital letters or not?</text:p>
      <text:p text:style-name="List_20_Paragraph"><text:span text:style-name="T14">30.</text:span>take a string from the user and check contains only <text:s/>small letters or not?</text:p>
      <text:p text:style-name="List_20_Paragraph"><text:span text:style-name="T14">31.</text:span> WAP to replace last n occurrence.</text:p>
      <text:p text:style-name="List_20_Paragraph"><text:span text:style-name="T14">32. </text:span>WAP to check given string contains numbers or not. it should consider float numbers also.</text:p>
      <text:p text:style-name="List_20_Paragraph"><text:span text:style-name="T14">33. </text:span>Convert the total string in to lower case. Without using lower() function.</text:p>
      <text:p text:style-name="List_20_Paragraph"><text:span text:style-name="T14">34. </text:span>Convert the total string in to upper case. Without using upper() function.</text:p>
      <text:p text:style-name="List_20_Paragraph"><text:span text:style-name="T14">35. </text:span>Show the below menu to the user until and until user select quit and display corresponding os message</text:p>
      <text:p text:style-name="Standard_20__28_user_29_"/>
      <text:p text:style-name="P5">'''</text:p>
      <text:p text:style-name="P6">Menu:</text:p>
      <text:p text:style-name="P6">1. windows</text:p>
      <text:p text:style-name="P6">2. Linux</text:p>
      <text:p text:style-name="P6">3. Mac</text:p>
      <text:p text:style-name="P6"><text:soft-page-break/>4. quit</text:p>
      <text:p text:style-name="P6">'''</text:p>
      <text:p text:style-name="List_20_Paragraph"><text:span text:style-name="T14">36. </text:span>take a string from the user and check contains at least one digit or not?</text:p>
      <text:p text:style-name="List_20_Paragraph"><text:span text:style-name="T14">37</text:span>. take a string from the user and check contains at least one alphabets or not?</text:p>
      <text:p text:style-name="List_20_Paragraph"><text:span text:style-name="T14">38.</text:span> take a string from the user and check contains at least one chars or not?</text:p>
      <text:p text:style-name="List_20_Paragraph"><text:span text:style-name="T14">39</text:span>. take a string from the user and check contains at least one capital letter or not?</text:p>
      <text:p text:style-name="List_20_Paragraph"><text:span text:style-name="T14">40</text:span>. take a string from the user and check contains at least one small letter or not?</text:p>
      <text:p text:style-name="List_20_Paragraph"><text:span text:style-name="T14">41. </text:span>Print the first 100 odd numbers</text:p>
      <text:p text:style-name="List_20_Paragraph"><text:span text:style-name="T14">42. </text:span>Determine the factors of a number entered <text:s/>by the user</text:p>
      <text:p text:style-name="List_20_Paragraph"><text:span text:style-name="T14">43. </text:span>Play a number guessing game (User enters a guess, you print YES or Higher or Lower). This should continue until and until user gives a correct number or want to quit in the middle.</text:p>
      <text:p text:style-name="List_20_Paragraph"><text:span text:style-name="T14">44. </text:span>Take two numbers from the user a,b check whether a is divisible by b or not?</text:p>
      <text:p text:style-name="P13"><text:span text:style-name="T14">45. </text:span>Find the sum of all the multiples of 3 or 5 below 1000</text:p>
      <text:p text:style-name="P13"><text:span text:style-name="T14">46. </text:span>Write a program to find out big of two numbers</text:p>
      <text:p text:style-name="List_20_Paragraph"><text:span text:style-name="T14">47. </text:span>Write a program to find out biggest number in the given numbers.</text:p>
      <text:p text:style-name="List_20_Paragraph"><text:span text:style-name="T14">48. </text:span>find out third occurrence of given substring</text:p>
      <text:p text:style-name="List_20_Paragraph"><text:span text:style-name="T14">49. </text:span>find out nth occurrence of given substring</text:p>
      <text:p text:style-name="List_20_Paragraph"><text:span text:style-name="T14">50.</text:span> Take some single digit numbers from the user and findout min, maximum, sum, average</text:p>
      <text:p text:style-name="List_20_Paragraph"><text:span text:style-name="T14">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4">52. </text:span>names <text:s/>="emp1,emp2,emp3,emp4" iterate through the employee names.</text:p>
      <text:p text:style-name="List_20_Paragraph"><text:soft-page-break/><text:span text:style-name="T14">53. </text:span>Take actual string, source string, destination string. replce first nth occurrences of source string with destination string of actual string.</text:p>
      <text:p text:style-name="List_20_Paragraph"><text:span text:style-name="T14">54.</text:span> Take a two numbers from the user and do below menu driven operations</text:p>
      <text:p text:style-name="P15">1. addition</text:p>
      <text:p text:style-name="P15">2. multiples</text:p>
      <text:p text:style-name="P15">3.division</text:p>
      <text:p text:style-name="P15">4.sqrt</text:p>
      <text:p text:style-name="P15">5. pow <text:s text:c="3"/>a**b</text:p>
      <text:p text:style-name="P15">6.subtraction</text:p>
      <text:p text:style-name="P15">After selection do the corresponding operation.</text:p>
      <text:p text:style-name="P1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4">55.</text:span> Take numbers from the user and find out min, maximum, sum, average</text:p>
      <text:p text:style-name="List_20_Paragraph"><text:span text:style-name="T14">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4">57. </text:span>Take a string from the user and find out how many digits are there, how many special symbols are there, how many small letters are there, how many caps are there.</text:p>
      <text:p text:style-name="List_20_Paragraph"><text:span text:style-name="T14">58. </text:span>Take a char from the user and find out how many number of occurrences are there in given string</text:p>
      <text:p text:style-name="List_20_Paragraph"><text:span text:style-name="T14">59. </text:span>Take a element from the user and find out how many times the <text:s/>element occurred in given list</text:p>
      <text:p text:style-name="List_20_Paragraph"><text:soft-page-break/><text:span text:style-name="T14">60. </text:span>Take a element from the user and find out how many number of occurrences are there in given tuple</text:p>
      <text:p text:style-name="P10"><text:span text:style-name="T14">61. </text:span>Reverse the string without effecting the special symbols. It involves three variations. Write code for three variations.</text:p>
      <text:p text:style-name="P21"><text:span text:style-name="T16"><text:s text:c="10"/>62</text:span><text:span text:style-name="T15">.Input: abc123,#$45def6%$^789$%^, output: </text:span><text:span text:style-name="T4">$%^987%$^6fed54,#$321cba</text:span></text:p>
      <text:p text:style-name="P23"><text:span text:style-name="T3"><text:s text:c="9"/>63</text:span><text:span text:style-name="T2">.Input:</text:span> <text:span text:style-name="T2">abc123,#$45def6%$^789$%^, output: 9876fe,#$d54321%$^cba$%^</text:span></text:p>
      <text:p text:style-name="P23"><text:span text:style-name="T3"><text:s text:c="9"/>64</text:span><text:span text:style-name="T2">.</text:span>Inout: <text:span text:style-name="T2">"123,#$456%$^789$%^", Output: </text:span><text:bookmark text:name="_GoBack"/><text:span text:style-name="T2">321,#$654%$^987$%^</text:span></text:p>
      <text:p text:style-name="P22"/>
      <text:p text:style-name="P16"/>
      <text:p text:style-name="List_20_Paragraph"><text:span text:style-name="T5">FUNCTIONS:</text:span></text:p>
      <text:p text:style-name="P18"><text:span text:style-name="T6"><text:tab/></text:span><text:span text:style-name="T7">65. </text:span>rewrite above assignments by functions. Can use string functions to solve the string related assignments</text:p>
      <text:p text:style-name="P15"><text:span text:style-name="T8">STRINGS</text:span></text:p>
      <text:p text:style-name="List_20_Paragraph"><text:span text:style-name="T17">66. </text:span>take a number from the user and check whether it is prime?</text:p>
      <text:p text:style-name="List_20_Paragraph"><text:span text:style-name="T17">67. </text:span>take a string from the user and check contains only digits or not?</text:p>
      <text:p text:style-name="List_20_Paragraph"><text:span text:style-name="T17">68. </text:span>take a string from the user and check contains only <text:s/>alphabets or not?</text:p>
      <text:p text:style-name="List_20_Paragraph"><text:span text:style-name="T17">69. </text:span>take a string from the user and check contains only <text:s/>special chars or not?</text:p>
      <text:p text:style-name="List_20_Paragraph"><text:span text:style-name="T17">70. </text:span>take a string from the user and check contains only <text:s/>capital letters or not?</text:p>
      <text:p text:style-name="List_20_Paragraph"><text:span text:style-name="T17">71. </text:span>take a string from the user and check contains only <text:s/>small letters or not?</text:p>
      <text:p text:style-name="List_20_Paragraph"><text:s/><text:span text:style-name="T17">72. </text:span>WAP to replace last n occurrence.</text:p>
      <text:p text:style-name="List_20_Paragraph"><text:span text:style-name="T17">73. </text:span>WAP to check given string contains numbers or not. it should consider float numbers also.</text:p>
      <text:p text:style-name="List_20_Paragraph"><text:span text:style-name="T17">74. </text:span>Convert the total string in to lower case.</text:p>
      <text:p text:style-name="P15">Convert the total string in to upper case.</text:p>
      <text:p text:style-name="List_20_Paragraph"><text:span text:style-name="T17">75. </text:span>Convert every word start letter into caps. Some how title not working if it contains numbers and special symbols in the word</text:p>
      <text:p text:style-name="List_20_Paragraph"><text:s/><text:span text:style-name="T17">76.</text:span>replace last two occurrences of given source string with destination string</text:p>
      <text:p text:style-name="List_20_Paragraph"><text:s/>preserve the delimiter after split.</text:p>
      <text:p text:style-name="Standard_20__28_user_29_"><text:span text:style-name="T17">77. </text:span>write a program to chcek given substring is there in actual string or not? (search should be case insensitive)</text:p>
      <text:p text:style-name="List_20_Paragraph"><text:soft-page-break/>example: act="python is a pure object oriented programing language"</text:p>
      <text:p text:style-name="List_20_Paragraph"><text:span text:style-name="T17">78.</text:span>check whether “pure” is there in act or not.</text:p>
      <text:p text:style-name="List_20_Paragraph">Note: Use in operator</text:p>
      <text:p text:style-name="P17"/>
      <text:p text:style-name="List_20_Paragraph"><text:span text:style-name="T9">DATA STRUCTURES</text:span></text:p>
      <text:p text:style-name="List_20_Paragraph"><text:span text:style-name="T18">79. </text:span>l=[10,20,30,[40,50,60],70,[80,90,20]]. Convert this list as single dimensional list</text:p>
      <text:p text:style-name="List_20_Paragraph"><text:span text:style-name="T18">80.</text:span> input: "Google" print count of each character</text:p>
      <text:p text:style-name="List_20_Paragraph"><text:span text:style-name="T18">81. </text:span>Convert n dimensional list to single dimensional list.</text:p>
      <text:p text:style-name="List_20_Paragraph"><text:span text:style-name="T18">82.</text:span> l=[1,2,3] just make it as a string.</text:p>
      <text:p text:style-name="List_20_Paragraph"><text:span text:style-name="T18">83.</text:span> l=[1,2,3,[4,5,6],7,[8,9,10]] for single dimensional list</text:p>
      <text:p text:style-name="List_20_Paragraph"><text:span text:style-name="T18">84.</text:span> l=['a','A','b','B','d','D','c','C'] WAP to find out case insensitive count and <text:span text:style-name="T18">85. </text:span>case insensitive search for an element.</text:p>
      <text:p text:style-name="List_20_Paragraph"><text:span text:style-name="T18">86.</text:span> l=['a','A','b','B','d','D','c','C'] <text:s/>sort the list properly</text:p>
      <text:p text:style-name="List_20_Paragraph"><text:span text:style-name="T18">87.</text:span> find the start position of the largest block of repeated characters in a given string</text:p>
      <text:p text:style-name="List_20_Paragraph"><text:span text:style-name="T18">88.</text:span> WAP to find union and intersection of lists.</text:p>
      <text:p text:style-name="List_20_Paragraph"><text:span text:style-name="T18">89. </text:span>input: fun(5) output: [1,2,3,4,3,2,1]</text:p>
      <text:p text:style-name="List_20_Paragraph"><text:span text:style-name="T18">90. </text:span>input fun('abc') output: [[],][a],[b],[c],[a,b],[b,c],[c,a],[a,b,c]]</text:p>
      <text:p text:style-name="List_20_Paragraph"><text:span text:style-name="T18">91. </text:span>Remove duplicates from the list: a=[1,2,3,2,3,4,1,,3,4]</text:p>
      <text:p text:style-name="List_20_Paragraph"><text:span text:style-name="T18">92. </text:span>l=['1','2','3'] get the sum of the list</text:p>
      <text:p text:style-name="List_20_Paragraph"><text:span text:style-name="T18">93.</text:span> l1=[1,2,3,4] l2=[5,6,7,8] sum of two lists</text:p>
      <text:p text:style-name="List_20_Paragraph"><text:span text:style-name="T18">94.</text:span> Find third max value of element in a list with soring and without sorting a list.</text:p>
      <text:p text:style-name="List_20_Paragraph"><text:span text:style-name="T18">95. </text:span>Input = ["1/1","1/2","1/3","1/4","2/5","2/6","2/8"] Output = [['1/1-4'], ['2/5-6'], ['2/8']]</text:p>
      <text:p text:style-name="List_20_Paragraph"><text:span text:style-name="T18">96. </text:span>l=[1,2,3,5,7,8,9,10,11,12,13,20,22,23,24,25,26,27,20,21,22,4] output = [[1, 2, 3], [5], [7, 8, 9, 10, 11, 12, 13], [20], [22, 23, 24, 25, 26, 27], [20, 21, 22], [4]]</text:p>
      <text:p text:style-name="List_20_Paragraph"><text:soft-page-break/><text:span text:style-name="T18">97.</text:span> input = 1,2,3,4,5,6,8,10 output = odd,even,odd,even,odd,even,even,even</text:p>
      <text:p text:style-name="List_20_Paragraph"><text:span text:style-name="T18">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8">99. </text:span>input: Google</text:p>
      <text:p text:style-name="Standard_20__28_user_29_"><text:s text:c="4"/>output: {'g':2,'o':2,'l':1,'e':1} use dictionary comprehension</text:p>
      <text:p text:style-name="List_20_Paragraph"><text:span text:style-name="T18">100.</text:span> keys=['k1','k2'], values = ['v1','v2'] form a dictionary.</text:p>
      <text:p text:style-name="List_20_Paragraph"><text:span text:style-name="T18">101.</text:span> Sort the list marks = [("mohan", 80), ("satish", 90), ("purnesh", 40), ("venkat", 30)] according to descending order of marks</text:p>
      <text:p text:style-name="Standard_20__28_user_29_"/>
      <text:p text:style-name="Standard_20__28_user_29_"/>
      <text:p text:style-name="List_20_Paragraph"><text:span text:style-name="T18">102.</text:span>write a function to get dynamic list for floating numbers also based on strat and end and step parameters</text:p>
      <text:p text:style-name="List_20_Paragraph"><text:span text:style-name="T18">103.</text:span> find out all perfect numbers in given range</text:p>
      <text:p text:style-name="List_20_Paragraph"><text:span text:style-name="T18">104.</text:span> WAP to do all stack operations using lists</text:p>
      <text:p text:style-name="List_20_Paragraph"><text:span text:style-name="T18">105.</text:span>WAP to do all queue operations using lists</text:p>
      <text:p text:style-name="List_20_Paragraph"><text:span text:style-name="T18">106. </text:span>WAP to remove n occurrences of specified element from a list</text:p>
      <text:p text:style-name="List_20_Paragraph"><text:span text:style-name="T18">107. </text:span>compare two lists ignore order. i.e return True l1=[1,2,3,4],l2=[4,2,3,1], fun(l1,l2)-&gt; True</text:p>
      <text:p text:style-name="List_20_Paragraph"><text:span text:style-name="T18">108. </text:span>XOR operation in python.</text:p>
      <text:p text:style-name="List_20_Paragraph"><text:span text:style-name="T18">109. </text:span>how to remove all occurrences of the given element in a list</text:p>
      <text:p text:style-name="List_20_Paragraph"><text:span text:style-name="T18">110. </text:span>how to remove first n occurrences of the given element in a list</text:p>
      <text:p text:style-name="List_20_Paragraph"><text:span text:style-name="T18">111. </text:span>how to remove last n occurrences of the given element in a list</text:p>
      <text:p text:style-name="List_20_Paragraph"><text:span text:style-name="T18">112. </text:span>how to remove nth occurrences of the given element in a list</text:p>
      <text:p text:style-name="List_20_Paragraph"><text:span text:style-name="T18">113. </text:span>WAP to generate list of floats i.e: fun(0,1,0.1), [0,0.1,0.2,0.3,0.4,0.5,0.6,0.7,0.8,0.9]</text:p>
      <text:p text:style-name="List_20_Paragraph"><text:s/><text:span text:style-name="T18">114. </text:span>WAP to remove all occurrences of given substring from actual string</text:p>
      <text:p text:style-name="List_20_Paragraph"><text:soft-page-break/><text:span text:style-name="T18">115. </text:span>WAP to remove first n occurrences of given substring from actual string</text:p>
      <text:p text:style-name="List_20_Paragraph"><text:span text:style-name="T18">116. </text:span>WAP to remove last n occurrences of given substring from actual string</text:p>
      <text:p text:style-name="List_20_Paragraph"><text:s/><text:span text:style-name="T18">117. </text:span>WAP to replace last n occurrences of given substring with destination string in actual string</text:p>
      <text:p text:style-name="List_20_Paragraph"><text:span text:style-name="T18">118. </text:span>WAP to sort the string.</text:p>
      <text:p text:style-name="List_20_Paragraph"><text:span text:style-name="T18">119. </text:span>take a coma separated numbers and find out max number.</text:p>
      <text:p text:style-name="List_20_Paragraph"><text:span text:style-name="T18">120. </text:span>Read a json file. Try to get the information from the file</text:p>
      <text:p text:style-name="List_20_Paragraph"><text:span text:style-name="T18">121.</text:span>Read a yaml file. Try to get the information from the file</text:p>
      <text:p text:style-name="List_20_Paragraph"><text:span text:style-name="T18">122.</text:span>Read any image data using Opencv</text:p>
      <text:p text:style-name="List_20_Paragraph"><text:span text:style-name="T18">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8">124. </text:span>l=['c',"cpp","java","php","python"]</text:p>
      <text:p text:style-name="List_20_Paragraph"><text:s/>case insensitive count# l.count("C")-&gt;1</text:p>
      <text:p text:style-name="List_20_Paragraph">like count l.own_count("c")-&gt;2 with case insensitive</text:p>
      <text:p text:style-name="P15"/>
      <text:p text:style-name="List_20_Paragraph">STRINGS</text:p>
      <text:p text:style-name="P14">Take two inputs from the user: <text:s/>your program should check for below scenarios.</text:p>
      <text:p text:style-name="List_20_Paragraph"/>
      <text:p text:style-name="P15">10,20: 30</text:p>
      <text:p text:style-name="P15">12.34,45.67: 58.01</text:p>
      <text:p text:style-name="P15">+12,-12: 0</text:p>
      <text:p text:style-name="P1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text:soft-page-break/>FILES</text:h>
      <text:p text:style-name="List_20_Paragraph">copy 1 file content in to another file(Take the source and destination file path from the user)</text:p>
      <text:p text:style-name="List_20_Paragraph">Show the below menu to the user:</text:p>
      <text:list xml:id="list429474329" text:style-name="WWNum2">
        <text:list-item>
          <text:p text:style-name="P1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7">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oft-page-break/><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 text:c="5"/>OOPS</text:h>
      <text:p text:style-name="Standard_20__28_user_29_"><text:s text:c="5"/></text:p>
      <text:p text:style-name="List_20_Paragraph"><text:s/>Write a class(DB) program to create a table, insert values, update values, delete values of the table.</text:p>
      <text:p text:style-name="P5">All database operations code write in a file(db_operations.py) and call these operations in another file( app.py).</text:p>
      <text:p text:style-name="P5">In app.py create instance of the DB class and call all the methods by passing some data.</text:p>
      <text:p text:style-name="P5"><text:soft-page-break/>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6">Write a Model parent class and implement a create method. Call a database insert method into the create <text:s/>method. Write child class person for Model and override method create method and call the parent(Model) class create method in the child(person)</text:p>
      <text:p text:style-name="P5">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oft-page-break/><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1716839919" text:style-name="WWNum3">
        <text:list-item>
          <text:p text:style-name="P1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text:soft-page-break/>"[{'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2081082629" text:style-name="WWNum4">
        <text:list-item>
          <text:p text:style-name="P12">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text:soft-page-break/>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oft-page-break/><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Standard_20__28_user_29_"><text:span text:style-name="T10">MODULES:</text:span></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soft-page-break/><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8"><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2"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2"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2"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2-23T09:44:04.481684484</dc:date>
    <meta:editing-cycles>13</meta:editing-cycles>
    <meta:editing-duration>PT1H52M44S</meta:editing-duration>
    <meta:generator>LibreOffice/6.0.7.3$Linux_X86_64 LibreOffice_project/00m0$Build-3</meta:generator>
    <meta:document-statistic meta:table-count="0" meta:image-count="0" meta:object-count="0" meta:page-count="19" meta:paragraph-count="381" meta:word-count="3737" meta:character-count="22952" meta:non-whitespace-character-count="189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